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gr1" style:family="graphic">
      <style:graphic-properties draw:fill="solid" draw:fill-color="#808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b8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80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b8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eb61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line text:anchor-type="paragraph" draw:z-index="98" draw:style-name="gr5" draw:text-style-name="P4" svg:x1="3.598cm" svg:y1="10.557cm" svg:x2="3.598cm" svg:y2="10.557cm"><text:p/></draw:line><draw:rect text:anchor-type="paragraph" draw:z-index="97" draw:style-name="gr9" draw:text-style-name="P4" svg:width="0.662cm" svg:height="0.609cm" svg:x="5.345cm" svg:y="9.71cm"><text:p/></draw:rect><draw:frame text:anchor-type="paragraph" draw:z-index="96" draw:style-name="gr7" svg:width="1.879cm" svg:height="0.53cm" svg:x="1.799cm" svg:y="11.245cm"><draw:text-box><text:p>SWITCH</text:p></draw:text-box></draw:frame><draw:frame text:anchor-type="paragraph" draw:z-index="95" draw:style-name="gr8" svg:width="1.879cm" svg:height="0.479cm" svg:x="1.72cm" svg:y="10.345cm"><draw:text-box><text:p>MODEM</text:p></draw:text-box></draw:frame><draw:frame text:anchor-type="paragraph" draw:z-index="94" draw:style-name="gr7" svg:width="1.773cm" svg:height="0.53cm" svg:x="1.693cm" svg:y="9.578cm"><draw:text-box><text:p>SERVER</text:p></draw:text-box></draw:frame><draw:line text:anchor-type="paragraph" draw:z-index="93" draw:style-name="gr5" draw:text-style-name="P4" svg:x1="5.98cm" svg:y1="2.619cm" svg:x2="5.805cm" svg:y2="2.619cm"><text:p/></draw:line><draw:line text:anchor-type="paragraph" draw:z-index="92" draw:style-name="gr5" draw:text-style-name="P4" svg:x1="5.98cm" svg:y1="0.847cm" svg:x2="5.98cm" svg:y2="2.62cm"><text:p/></draw:line><draw:line text:anchor-type="paragraph" draw:z-index="91" draw:style-name="gr5" draw:text-style-name="P4" svg:x1="9.195cm" svg:y1="7.303cm" svg:x2="8.625cm" svg:y2="7.303cm"><text:p/></draw:line><draw:line text:anchor-type="paragraph" draw:z-index="90" draw:style-name="gr5" draw:text-style-name="P4" svg:x1="8.652cm" svg:y1="6.376cm" svg:x2="9.142cm" svg:y2="6.376cm"><text:p/></draw:line><draw:line text:anchor-type="paragraph" draw:z-index="89" draw:style-name="gr5" draw:text-style-name="P4" svg:x1="3.122cm" svg:y1="7.153cm" svg:x2="3.122cm" svg:y2="6.248cm"><text:p/></draw:line><draw:line text:anchor-type="paragraph" draw:z-index="88" draw:style-name="gr5" draw:text-style-name="P4" svg:x1="0.476cm" svg:y1="7.62cm" svg:x2="0.575cm" svg:y2="7.521cm"><text:p/></draw:line><draw:line text:anchor-type="paragraph" draw:z-index="87" draw:style-name="gr5" draw:text-style-name="P4" svg:x1="0.476cm" svg:y1="4.286cm" svg:x2="0.476cm" svg:y2="7.62cm"><text:p/></draw:line><draw:line text:anchor-type="paragraph" draw:z-index="86" draw:style-name="gr5" draw:text-style-name="P4" svg:x1="0.649cm" svg:y1="4.286cm" svg:x2="0.476cm" svg:y2="4.286cm"><text:p/></draw:line><draw:custom-shape text:anchor-type="paragraph" draw:z-index="85" draw:style-name="gr6" svg:width="1.715cm" svg:height="1.031cm" svg:x="2.956cm" svg:y="7.153cm"><text:p><text:s/>MOD 2</text:p><draw:enhanced-geometry svg:viewBox="0 0 21600 21600" draw:type="rectangle" draw:enhanced-path="M 0 0 L 21600 0 21600 21600 0 21600 0 0 Z N"/></draw:custom-shape><draw:custom-shape text:anchor-type="paragraph" draw:z-index="84" draw:style-name="gr6" svg:width="1.715cm" svg:height="1.031cm" svg:x="0.575cm" svg:y="7.1cm"><text:p><text:s/>MOD 1</text:p><draw:enhanced-geometry svg:viewBox="0 0 21600 21600" draw:type="rectangle" draw:enhanced-path="M 0 0 L 21600 0 21600 21600 0 21600 0 0 Z N"/></draw:custom-shape><draw:line text:anchor-type="paragraph" draw:z-index="79" draw:style-name="gr5" draw:text-style-name="P4" svg:x1="22.622cm" svg:y1="3.307cm" svg:x2="22.807cm" svg:y2="11.006cm"><text:p/></draw:line><draw:custom-shape text:anchor-type="paragraph" draw:z-index="0" draw:style-name="gr1" svg:width="2.791cm" svg:height="0.955cm" svg:x="0.649cm" svg:y="3.829cm"><text:p><text:s text:c="3"/></text:p><text:p><text:s text:c="2"/>SERVER (55)</text:p><text:p><text:s text:c="2"/>(512 KBS)</text:p><text:p/><draw:enhanced-geometry svg:viewBox="0 0 21600 21600" draw:type="rectangle" draw:enhanced-path="M 0 0 L 21600 0 21600 21600 0 21600 0 0 Z N"/></draw:custom-shape><draw:custom-shape text:anchor-type="paragraph" draw:z-index="1" draw:style-name="gr1" svg:width="2.818cm" svg:height="0.955cm" svg:x="0.649cm" svg:y="5.293cm"><text:p><text:s text:c="3"/></text:p><text:p><text:s text:c="2"/>SERVER (66)</text:p><text:p><text:s text:c="2"/>(1 MBS)</text:p><text:p/><draw:enhanced-geometry svg:viewBox="0 0 21600 21600" draw:type="rectangle" draw:enhanced-path="M 0 0 L 21600 0 21600 21600 0 21600 0 0 Z N"/></draw:custom-shape><draw:custom-shape text:anchor-type="paragraph" draw:z-index="2" draw:style-name="gr2" draw:text-style-name="P3" svg:width="2.197cm" svg:height="1.313cm" svg:x="3.609cm" svg:y="2.17cm"><text:p text:style-name="P3"><text:s text:c="4"/></text:p><text:p text:style-name="P3"><text:s text:c="4"/></text:p><text:p text:style-name="P3"><text:s text:c="3"/>Switch 1</text:p><text:p text:style-name="P3">(24 PORT)</text:p><text:p text:style-name="P3"/><text:p text:style-name="P3"><text:s/></text:p><draw:enhanced-geometry svg:viewBox="0 0 21600 21600" draw:type="rectangle" draw:enhanced-path="M 0 0 L 21600 0 21600 21600 0 21600 0 0 Z N"/></draw:custom-shape><draw:custom-shape text:anchor-type="paragraph" draw:z-index="3" draw:style-name="gr2" draw:text-style-name="P3" svg:width="2.197cm" svg:height="1.003cm" svg:x="3.741cm" svg:y="5.062cm"><text:p text:style-name="P3"><text:s text:c="3"/>Switch 2 </text:p><text:p text:style-name="P3">(24 PORT)</text:p><draw:enhanced-geometry svg:viewBox="0 0 21600 21600" draw:type="rectangle" draw:enhanced-path="M 0 0 L 21600 0 21600 21600 0 21600 0 0 Z N"/></draw:custom-shape><draw:custom-shape text:anchor-type="paragraph" draw:z-index="4" draw:style-name="gr3" svg:width="1.691cm" svg:height="0.687cm" svg:x="9.142cm" svg:y="2.835cm"><text:p><text:s text:c="3"/></text:p><text:p><text:s/></text:p><text:p>System 4</text:p><text:p/><text:p><text:s text:c="3"/></text:p><draw:enhanced-geometry svg:viewBox="0 0 21600 21600" draw:type="rectangle" draw:enhanced-path="M 0 0 L 21600 0 21600 21600 0 21600 0 0 Z N"/></draw:custom-shape><draw:custom-shape text:anchor-type="paragraph" draw:z-index="5" draw:style-name="gr4" svg:width="1.691cm" svg:height="0.687cm" svg:x="6.92cm" svg:y="2.835cm"><text:p><text:s text:c="3"/></text:p><text:p><text:s/></text:p><text:p>System 3</text:p><text:p/><text:p><text:s text:c="3"/></text:p><draw:enhanced-geometry svg:viewBox="0 0 21600 21600" draw:type="rectangle" draw:enhanced-path="M 0 0 L 21600 0 21600 21600 0 21600 0 0 Z N"/></draw:custom-shape><draw:custom-shape text:anchor-type="paragraph" draw:z-index="6" draw:style-name="gr3" svg:width="1.691cm" svg:height="0.687cm" svg:x="6.893cm" svg:y="4.501cm"><text:p><text:s text:c="3"/></text:p><text:p><text:s/></text:p><text:p>System 7</text:p><text:p/><text:p><text:s text:c="3"/></text:p><draw:enhanced-geometry svg:viewBox="0 0 21600 21600" draw:type="rectangle" draw:enhanced-path="M 0 0 L 21600 0 21600 21600 0 21600 0 0 Z N"/></draw:custom-shape><draw:custom-shape text:anchor-type="paragraph" draw:z-index="7" draw:style-name="gr3" svg:width="1.691cm" svg:height="0.687cm" svg:x="6.893cm" svg:y="3.653cm"><text:p><text:s text:c="3"/></text:p><text:p><text:s/></text:p><text:p>System 5</text:p><text:p/><text:p><text:s text:c="3"/></text:p><draw:enhanced-geometry svg:viewBox="0 0 21600 21600" draw:type="rectangle" draw:enhanced-path="M 0 0 L 21600 0 21600 21600 0 21600 0 0 Z N"/></draw:custom-shape><draw:custom-shape text:anchor-type="paragraph" draw:z-index="8" draw:style-name="gr3" svg:width="1.691cm" svg:height="0.687cm" svg:x="9.142cm" svg:y="3.681cm"><text:p><text:s text:c="3"/></text:p><text:p><text:s/></text:p><text:p>System 6</text:p><text:p/><text:p><text:s text:c="3"/></text:p><draw:enhanced-geometry svg:viewBox="0 0 21600 21600" draw:type="rectangle" draw:enhanced-path="M 0 0 L 21600 0 21600 21600 0 21600 0 0 Z N"/></draw:custom-shape><draw:custom-shape text:anchor-type="paragraph" draw:z-index="9" draw:style-name="gr4" svg:width="1.685cm" svg:height="0.687cm" svg:x="6.846cm" svg:y="5.295cm"><text:p><text:s text:c="3"/></text:p><text:p><text:s/></text:p><text:p>System 9</text:p><text:p/><text:p><text:s text:c="3"/></text:p><draw:enhanced-geometry svg:viewBox="0 0 21600 21600" draw:type="rectangle" draw:enhanced-path="M 0 0 L 21600 0 21600 21600 0 21600 0 0 Z N"/></draw:custom-shape><draw:custom-shape text:anchor-type="paragraph" draw:z-index="10" draw:style-name="gr4" svg:width="1.812cm" svg:height="0.687cm" svg:x="9.142cm" svg:y="5.323cm"><text:p><text:s text:c="3"/></text:p><text:p><text:s/></text:p><text:p>System 10</text:p><text:p/><text:p><text:s text:c="3"/></text:p><draw:enhanced-geometry svg:viewBox="0 0 21600 21600" draw:type="rectangle" draw:enhanced-path="M 0 0 L 21600 0 21600 21600 0 21600 0 0 Z N"/></draw:custom-shape><draw:custom-shape text:anchor-type="paragraph" draw:z-index="11" draw:style-name="gr4" svg:width="1.812cm" svg:height="0.687cm" svg:x="6.84cm" svg:y="6.089cm"><text:p><text:s text:c="3"/></text:p><text:p><text:s/></text:p><text:p>System 11</text:p><text:p/><text:p><text:s text:c="3"/></text:p><draw:enhanced-geometry svg:viewBox="0 0 21600 21600" draw:type="rectangle" draw:enhanced-path="M 0 0 L 21600 0 21600 21600 0 21600 0 0 Z N"/></draw:custom-shape><draw:custom-shape text:anchor-type="paragraph" draw:z-index="12" draw:style-name="gr4" svg:width="1.892cm" svg:height="0.687cm" svg:x="9.142cm" svg:y="6.168cm"><text:p><text:s text:c="3"/></text:p><text:p><text:s/></text:p><text:p>System 12</text:p><text:p/><text:p><text:s text:c="3"/></text:p><draw:enhanced-geometry svg:viewBox="0 0 21600 21600" draw:type="rectangle" draw:enhanced-path="M 0 0 L 21600 0 21600 21600 0 21600 0 0 Z N"/></draw:custom-shape><draw:custom-shape text:anchor-type="paragraph" draw:z-index="13" draw:style-name="gr4" svg:width="1.691cm" svg:height="0.687cm" svg:x="9.192cm" svg:y="4.53cm"><text:p><text:s text:c="3"/></text:p><text:p><text:s/></text:p><text:p>System 8</text:p><text:p/><text:p><text:s text:c="3"/></text:p><draw:enhanced-geometry svg:viewBox="0 0 21600 21600" draw:type="rectangle" draw:enhanced-path="M 0 0 L 21600 0 21600 21600 0 21600 0 0 Z N"/></draw:custom-shape><draw:custom-shape text:anchor-type="paragraph" draw:z-index="14" draw:style-name="gr4" svg:width="1.691cm" svg:height="0.687cm" svg:x="11.682cm" svg:y="2.782cm"><text:p><text:s text:c="3"/></text:p><text:p><text:s/></text:p><text:p>System 17</text:p><text:p/><text:p><text:s text:c="3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style-name="gr3" svg:width="1.865cm" svg:height="0.687cm" svg:x="9.195cm" svg:y="7.013cm"><text:p><text:s text:c="3"/></text:p><text:p><text:s/></text:p><text:p>System 14</text:p><text:p/><text:p><text:s text:c="3"/></text:p><draw:enhanced-geometry svg:viewBox="0 0 21600 21600" draw:type="rectangle" draw:enhanced-path="M 0 0 L 21600 0 21600 21600 0 21600 0 0 Z N"/></draw:custom-shape><draw:custom-shape text:anchor-type="paragraph" draw:z-index="16" draw:style-name="gr4" svg:width="1.865cm" svg:height="0.687cm" svg:x="13.984cm" svg:y="1.803cm"><text:p><text:s text:c="3"/></text:p><text:p><text:s/></text:p><text:p>System 16</text:p><text:p/><text:p><text:s text:c="3"/></text:p><draw:enhanced-geometry svg:viewBox="0 0 21600 21600" draw:type="rectangle" draw:enhanced-path="M 0 0 L 21600 0 21600 21600 0 21600 0 0 Z N"/></draw:custom-shape><draw:custom-shape text:anchor-type="paragraph" draw:z-index="17" draw:style-name="gr4" svg:width="1.892cm" svg:height="0.687cm" svg:x="13.984cm" svg:y="2.623cm"><text:p><text:s text:c="3"/></text:p><text:p><text:s/></text:p><text:p>System 18</text:p><text:p/><text:p><text:s text:c="3"/></text:p><draw:enhanced-geometry svg:viewBox="0 0 21600 21600" draw:type="rectangle" draw:enhanced-path="M 0 0 L 21600 0 21600 21600 0 21600 0 0 Z N"/></draw:custom-shape><draw:custom-shape text:anchor-type="paragraph" draw:z-index="18" draw:style-name="gr4" svg:width="1.691cm" svg:height="0.687cm" svg:x="11.635cm" svg:y="3.602cm"><text:p><text:s text:c="3"/></text:p><text:p><text:s/></text:p><text:p>System 19</text:p><text:p/><text:p><text:s text:c="3"/></text:p><draw:enhanced-geometry svg:viewBox="0 0 21600 21600" draw:type="rectangle" draw:enhanced-path="M 0 0 L 21600 0 21600 21600 0 21600 0 0 Z N"/></draw:custom-shape><draw:custom-shape text:anchor-type="paragraph" draw:z-index="19" draw:style-name="gr3" svg:width="1.691cm" svg:height="0.687cm" svg:x="11.629cm" svg:y="1.909cm"><text:p><text:s text:c="3"/></text:p><text:p><text:s/></text:p><text:p>System 15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0" draw:style-name="gr3" svg:width="1.691cm" svg:height="0.687cm" svg:x="9.142cm" svg:y="1.988cm"><text:p><text:s text:c="3"/></text:p><text:p><text:s/></text:p><text:p>System 2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1" draw:style-name="gr3" svg:width="1.691cm" svg:height="0.687cm" svg:x="6.92cm" svg:y="1.99cm"><text:p><text:s text:c="3"/></text:p><text:p><text:s/></text:p><text:p>System 1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2" draw:style-name="gr4" svg:width="1.812cm" svg:height="0.687cm" svg:x="6.814cm" svg:y="6.909cm"><text:p><text:s text:c="3"/></text:p><text:p><text:s/></text:p><text:p>System 13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3" draw:style-name="gr3" svg:width="1.865cm" svg:height="0.687cm" svg:x="14.011cm" svg:y="4.343cm"><text:p><text:s text:c="3"/></text:p><text:p><text:s/></text:p><text:p>System 22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4" draw:style-name="gr4" svg:width="1.721cm" svg:height="0.687cm" svg:x="11.635cm" svg:y="4.42cm"><text:p><text:s text:c="3"/></text:p><text:p><text:s/></text:p><text:p>System 21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5" draw:style-name="gr4" svg:width="1.918cm" svg:height="0.687cm" svg:x="14.011cm" svg:y="3.496cm"><text:p><text:s text:c="3"/></text:p><text:p><text:s/></text:p><text:p>System 20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6" draw:style-name="gr4" svg:width="1.691cm" svg:height="0.687cm" svg:x="11.709cm" svg:y="5.216cm"><text:p><text:s text:c="3"/></text:p><text:p><text:s/></text:p><text:p>System 23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7" draw:style-name="gr4" svg:width="1.892cm" svg:height="0.687cm" svg:x="14.037cm" svg:y="5.189cm"><text:p><text:s text:c="3"/></text:p><text:p><text:s/></text:p><text:p>System 24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8" draw:style-name="gr4" svg:width="1.691cm" svg:height="0.687cm" svg:x="11.709cm" svg:y="6.062cm"><text:p><text:s text:c="3"/></text:p><text:p><text:s/></text:p><text:p>System 25</text:p><text:p/><text:p><text:s text:c="3"/></text:p><draw:enhanced-geometry svg:viewBox="0 0 21600 21600" draw:type="rectangle" draw:enhanced-path="M 0 0 L 21600 0 21600 21600 0 21600 0 0 Z N"/></draw:custom-shape><draw:custom-shape text:anchor-type="paragraph" draw:z-index="29" draw:style-name="gr4" svg:width="1.865cm" svg:height="0.687cm" svg:x="14.063cm" svg:y="6.01cm"><text:p><text:s text:c="3"/></text:p><text:p><text:s/></text:p><text:p>System 26</text:p><text:p/><text:p><text:s text:c="3"/></text:p><draw:enhanced-geometry svg:viewBox="0 0 21600 21600" draw:type="rectangle" draw:enhanced-path="M 0 0 L 21600 0 21600 21600 0 21600 0 0 Z N"/></draw:custom-shape><draw:custom-shape text:anchor-type="paragraph" draw:z-index="30" draw:style-name="gr4" svg:width="1.691cm" svg:height="0.687cm" svg:x="11.709cm" svg:y="6.883cm"><text:p><text:s text:c="3"/></text:p><text:p><text:s/></text:p><text:p>System 27</text:p><text:p/><text:p><text:s text:c="3"/></text:p><draw:enhanced-geometry svg:viewBox="0 0 21600 21600" draw:type="rectangle" draw:enhanced-path="M 0 0 L 21600 0 21600 21600 0 21600 0 0 Z N"/></draw:custom-shape><draw:custom-shape text:anchor-type="paragraph" draw:z-index="31" draw:style-name="gr3" svg:width="1.865cm" svg:height="0.687cm" svg:x="14.09cm" svg:y="6.828cm"><text:p><text:s text:c="3"/></text:p><text:p><text:s/></text:p><text:p>System 28</text:p><text:p/><text:p><text:s text:c="3"/></text:p><draw:enhanced-geometry svg:viewBox="0 0 21600 21600" draw:type="rectangle" draw:enhanced-path="M 0 0 L 21600 0 21600 21600 0 21600 0 0 Z N"/></draw:custom-shape><draw:custom-shape text:anchor-type="paragraph" draw:z-index="32" draw:style-name="gr4" svg:width="3.202cm" svg:height="0.687cm" svg:x="16.378cm" svg:y="1.406cm"><text:p><text:s text:c="3"/></text:p><text:p><text:s/></text:p><text:p>Trainee System 29</text:p><text:p/><text:p><text:s text:c="3"/></text:p><draw:enhanced-geometry svg:viewBox="0 0 21600 21600" draw:type="rectangle" draw:enhanced-path="M 0 0 L 21600 0 21600 21600 0 21600 0 0 Z N"/></draw:custom-shape><draw:custom-shape text:anchor-type="paragraph" draw:z-index="33" draw:style-name="gr4" svg:width="3.176cm" svg:height="0.687cm" svg:x="16.378cm" svg:y="2.357cm"><text:p><text:s text:c="3"/></text:p><text:p><text:s/></text:p><text:p>Trainee System 30</text:p><text:p/><text:p>Trainee <text:s text:c="3"/></text:p><draw:enhanced-geometry svg:viewBox="0 0 21600 21600" draw:type="rectangle" draw:enhanced-path="M 0 0 L 21600 0 21600 21600 0 21600 0 0 Z N"/></draw:custom-shape><draw:custom-shape text:anchor-type="paragraph" draw:z-index="34" draw:style-name="gr4" svg:width="3.229cm" svg:height="0.687cm" svg:x="16.378cm" svg:y="3.256cm"><text:p><text:s text:c="3"/></text:p><text:p><text:s/></text:p><text:p>Trainee System 31</text:p><text:p/><text:p><text:s text:c="3"/></text:p><draw:enhanced-geometry svg:viewBox="0 0 21600 21600" draw:type="rectangle" draw:enhanced-path="M 0 0 L 21600 0 21600 21600 0 21600 0 0 Z N"/></draw:custom-shape><draw:custom-shape text:anchor-type="paragraph" draw:z-index="35" draw:style-name="gr4" svg:width="3.176cm" svg:height="0.687cm" svg:x="16.457cm" svg:y="4.288cm"><text:p><text:s text:c="3"/></text:p><text:p><text:s/></text:p><text:p>Trainee System 32</text:p><text:p/><text:p><text:s text:c="3"/></text:p><draw:enhanced-geometry svg:viewBox="0 0 21600 21600" draw:type="rectangle" draw:enhanced-path="M 0 0 L 21600 0 21600 21600 0 21600 0 0 Z N"/></draw:custom-shape><draw:custom-shape text:anchor-type="paragraph" draw:z-index="36" draw:style-name="gr2" draw:text-style-name="P3" svg:width="2.197cm" svg:height="1.112cm" svg:x="22.172cm" svg:y="2.196cm"><text:p text:style-name="P3"><text:s text:c="3"/>Switch 3 </text:p><text:p text:style-name="P3">(16 PORT)</text:p><draw:enhanced-geometry svg:viewBox="0 0 21600 21600" draw:type="rectangle" draw:enhanced-path="M 0 0 L 21600 0 21600 21600 0 21600 0 0 Z N"/></draw:custom-shape><draw:custom-shape text:anchor-type="paragraph" draw:z-index="37" draw:style-name="gr4" svg:width="1.839cm" svg:height="0.687cm" svg:x="17.609cm" svg:y="7.093cm"><text:p><text:s text:c="3"/></text:p><text:p><text:s/></text:p><text:p>System 33</text:p><text:p/><text:p><text:s text:c="3"/></text:p><draw:enhanced-geometry svg:viewBox="0 0 21600 21600" draw:type="rectangle" draw:enhanced-path="M 0 0 L 21600 0 21600 21600 0 21600 0 0 Z N"/></draw:custom-shape><draw:custom-shape text:anchor-type="paragraph" draw:z-index="38" draw:style-name="gr4" svg:width="1.869cm" svg:height="0.687cm" svg:x="17.658cm" svg:y="8.865cm"><text:p><text:s text:c="3"/></text:p><text:p><text:s/></text:p><text:p>System 34</text:p><text:p/><text:p><text:s text:c="3"/></text:p><draw:enhanced-geometry svg:viewBox="0 0 21600 21600" draw:type="rectangle" draw:enhanced-path="M 0 0 L 21600 0 21600 21600 0 21600 0 0 Z N"/></draw:custom-shape><draw:custom-shape text:anchor-type="paragraph" draw:z-index="39" draw:style-name="gr4" svg:width="1.918cm" svg:height="0.687cm" svg:x="19.831cm" svg:y="8.758cm"><text:p><text:s text:c="3"/></text:p><text:p><text:s/></text:p><text:p>System 36</text:p><text:p/><text:p><text:s text:c="3"/></text:p><draw:enhanced-geometry svg:viewBox="0 0 21600 21600" draw:type="rectangle" draw:enhanced-path="M 0 0 L 21600 0 21600 21600 0 21600 0 0 Z N"/></draw:custom-shape><draw:custom-shape text:anchor-type="paragraph" draw:z-index="40" draw:style-name="gr4" svg:width="1.865cm" svg:height="0.687cm" svg:x="19.778cm" svg:y="7.119cm"><text:p><text:s text:c="3"/></text:p><text:p><text:s/></text:p><text:p>System 35</text:p><text:p/><text:p><text:s text:c="3"/></text:p><draw:enhanced-geometry svg:viewBox="0 0 21600 21600" draw:type="rectangle" draw:enhanced-path="M 0 0 L 21600 0 21600 21600 0 21600 0 0 Z N"/></draw:custom-shape><draw:custom-shape text:anchor-type="paragraph" draw:z-index="41" draw:style-name="gr4" svg:width="1.865cm" svg:height="0.687cm" svg:x="14.937cm" svg:y="9.975cm"><text:p><text:s text:c="3"/></text:p><text:p><text:s/></text:p><text:p>System 37</text:p><text:p/><text:p><text:s text:c="3"/></text:p><draw:enhanced-geometry svg:viewBox="0 0 21600 21600" draw:type="rectangle" draw:enhanced-path="M 0 0 L 21600 0 21600 21600 0 21600 0 0 Z N"/></draw:custom-shape><draw:custom-shape text:anchor-type="paragraph" draw:z-index="42" draw:style-name="gr4" svg:width="1.837cm" svg:height="0.687cm" svg:x="12.885cm" svg:y="9.977cm"><text:p><text:s text:c="3"/></text:p><text:p><text:s/></text:p><text:p>System 38</text:p><text:p/><text:p><text:s text:c="3"/></text:p><draw:enhanced-geometry svg:viewBox="0 0 21600 21600" draw:type="rectangle" draw:enhanced-path="M 0 0 L 21600 0 21600 21600 0 21600 0 0 Z N"/></draw:custom-shape><draw:custom-shape text:anchor-type="paragraph" draw:z-index="43" draw:style-name="gr4" svg:width="1.811cm" svg:height="0.687cm" svg:x="10.927cm" svg:y="10.029cm"><text:p><text:s text:c="3"/></text:p><text:p><text:s/></text:p><text:p>System 39</text:p><text:p/><text:p><text:s text:c="3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4" draw:style-name="gr3" svg:width="1.837cm" svg:height="0.687cm" svg:x="8.784cm" svg:y="10.003cm"><text:p><text:s text:c="3"/></text:p><text:p><text:s/></text:p><text:p>System 40</text:p><text:p/><text:p><text:s text:c="3"/></text:p><draw:enhanced-geometry svg:viewBox="0 0 21600 21600" draw:type="rectangle" draw:enhanced-path="M 0 0 L 21600 0 21600 21600 0 21600 0 0 Z N"/></draw:custom-shape><draw:line text:anchor-type="paragraph" draw:z-index="45" draw:style-name="gr5" draw:text-style-name="P4" svg:x1="22.251cm" svg:y1="8.202cm" svg:x2="18.653cm" svg:y2="8.255cm"><text:p/></draw:line><draw:line text:anchor-type="paragraph" draw:z-index="46" draw:style-name="gr5" draw:text-style-name="P4" svg:x1="4.789cm" svg:y1="3.482cm" svg:x2="4.789cm" svg:y2="5.062cm"><text:p/></draw:line><draw:line text:anchor-type="paragraph" draw:z-index="47" draw:style-name="gr5" draw:text-style-name="P4" svg:x1="0.649cm" svg:y1="5.424cm" svg:x2="0.291cm" svg:y2="5.424cm"><text:p/></draw:line><draw:line text:anchor-type="paragraph" draw:z-index="48" draw:style-name="gr5" draw:text-style-name="P4" svg:x1="0.291cm" svg:y1="5.424cm" svg:x2="0.291cm" svg:y2="2.725cm"><text:p/></draw:line><draw:line text:anchor-type="paragraph" draw:z-index="49" draw:style-name="gr5" draw:text-style-name="P4" svg:x1="0.291cm" svg:y1="2.725cm" svg:x2="3.609cm" svg:y2="2.725cm"><text:p/></draw:line><draw:line text:anchor-type="paragraph" draw:z-index="50" draw:style-name="gr5" draw:text-style-name="P4" svg:x1="2.064cm" svg:y1="3.829cm" svg:x2="2.064cm" svg:y2="3.36cm"><text:p/></draw:line><draw:line text:anchor-type="paragraph" draw:z-index="51" draw:style-name="gr5" draw:text-style-name="P4" svg:x1="2.064cm" svg:y1="3.36cm" svg:x2="3.609cm" svg:y2="3.36cm"><text:p/></draw:line><draw:line text:anchor-type="paragraph" draw:z-index="52" draw:style-name="gr5" draw:text-style-name="P4" svg:x1="5.937cm" svg:y1="5.583cm" svg:x2="6.509cm" svg:y2="5.583cm"><text:p/></draw:line><draw:line text:anchor-type="paragraph" draw:z-index="53" draw:style-name="gr5" draw:text-style-name="P4" svg:x1="6.509cm" svg:y1="5.583cm" svg:x2="6.509cm" svg:y2="1.217cm"><text:p/></draw:line><draw:line text:anchor-type="paragraph" draw:z-index="54" draw:style-name="gr5" draw:text-style-name="P4" svg:x1="5.805cm" svg:y1="2.963cm" svg:x2="6.138cm" svg:y2="2.963cm"><text:p/></draw:line><draw:line text:anchor-type="paragraph" draw:z-index="55" draw:style-name="gr5" draw:text-style-name="P4" svg:x1="6.138cm" svg:y1="2.964cm" svg:x2="6.138cm" svg:y2="1.588cm"><text:p/></draw:line><draw:line text:anchor-type="paragraph" draw:z-index="56" draw:style-name="gr5" draw:text-style-name="P4" svg:x1="6.138cm" svg:y1="1.588cm" svg:x2="8.863cm" svg:y2="1.588cm"><text:p/></draw:line><draw:line text:anchor-type="paragraph" draw:z-index="57" draw:style-name="gr5" draw:text-style-name="P4" svg:x1="8.864cm" svg:y1="1.588cm" svg:x2="8.864cm" svg:y2="7.277cm"><text:p/></draw:line><draw:line text:anchor-type="paragraph" draw:z-index="58" draw:style-name="gr5" draw:text-style-name="P4" svg:x1="8.864cm" svg:y1="5.53cm" svg:x2="9.143cm" svg:y2="5.53cm"><text:p/></draw:line><draw:line text:anchor-type="paragraph" draw:z-index="59" draw:style-name="gr5" draw:text-style-name="P4" svg:x1="8.864cm" svg:y1="4.842cm" svg:x2="9.192cm" svg:y2="4.842cm"><text:p/></draw:line><draw:line text:anchor-type="paragraph" draw:z-index="60" draw:style-name="gr5" draw:text-style-name="P4" svg:x1="8.864cm" svg:y1="3.995cm" svg:x2="9.143cm" svg:y2="3.995cm"><text:p/></draw:line><draw:line text:anchor-type="paragraph" draw:z-index="61" draw:style-name="gr5" draw:text-style-name="P4" svg:x1="8.864cm" svg:y1="3.201cm" svg:x2="9.143cm" svg:y2="3.201cm"><text:p/></draw:line><draw:line text:anchor-type="paragraph" draw:z-index="62" draw:style-name="gr5" draw:text-style-name="P4" svg:x1="8.864cm" svg:y1="2.275cm" svg:x2="9.143cm" svg:y2="2.275cm"><text:p/></draw:line><draw:line text:anchor-type="paragraph" draw:z-index="63" draw:style-name="gr5" draw:text-style-name="P4" svg:x1="8.863cm" svg:y1="5.53cm" svg:x2="8.53cm" svg:y2="5.53cm"><text:p/></draw:line><draw:line text:anchor-type="paragraph" draw:z-index="64" draw:style-name="gr5" draw:text-style-name="P4" svg:x1="8.863cm" svg:y1="4.842cm" svg:x2="8.583cm" svg:y2="4.842cm"><text:p/></draw:line><draw:line text:anchor-type="paragraph" draw:z-index="65" draw:style-name="gr5" draw:text-style-name="P4" svg:x1="8.863cm" svg:y1="3.995cm" svg:x2="8.583cm" svg:y2="3.995cm"><text:p/></draw:line><draw:line text:anchor-type="paragraph" draw:z-index="66" draw:style-name="gr5" draw:text-style-name="P4" svg:x1="8.864cm" svg:y1="3.201cm" svg:x2="8.61cm" svg:y2="3.201cm"><text:p/></draw:line><draw:line text:anchor-type="paragraph" draw:z-index="67" draw:style-name="gr5" draw:text-style-name="P4" svg:x1="8.864cm" svg:y1="2.275cm" svg:x2="8.61cm" svg:y2="2.275cm"><text:p/></draw:line><draw:line text:anchor-type="paragraph" draw:z-index="68" draw:style-name="gr5" draw:text-style-name="P4" svg:x1="6.509cm" svg:y1="1.217cm" svg:x2="13.732cm" svg:y2="1.217cm"><text:p/></draw:line><draw:line text:anchor-type="paragraph" draw:z-index="69" draw:style-name="gr5" draw:text-style-name="P4" svg:x1="13.319cm" svg:y1="2.17cm" svg:x2="13.984cm" svg:y2="2.17cm"><text:p/></draw:line><draw:line text:anchor-type="paragraph" draw:z-index="70" draw:style-name="gr5" draw:text-style-name="P4" svg:x1="13.399cm" svg:y1="3.043cm" svg:x2="13.985cm" svg:y2="3.043cm"><text:p/></draw:line><draw:line text:anchor-type="paragraph" draw:z-index="71" draw:style-name="gr5" draw:text-style-name="P4" svg:x1="13.324cm" svg:y1="3.995cm" svg:x2="14.01cm" svg:y2="3.995cm"><text:p/></draw:line><draw:line text:anchor-type="paragraph" draw:z-index="72" draw:style-name="gr5" draw:text-style-name="P4" svg:x1="13.354cm" svg:y1="4.815cm" svg:x2="14.01cm" svg:y2="4.815cm"><text:p/></draw:line><draw:line text:anchor-type="paragraph" draw:z-index="73" draw:style-name="gr5" draw:text-style-name="P4" svg:x1="13.399cm" svg:y1="5.715cm" svg:x2="14.038cm" svg:y2="5.715cm"><text:p/></draw:line><draw:line text:anchor-type="paragraph" draw:z-index="74" draw:style-name="gr5" draw:text-style-name="P4" svg:x1="13.399cm" svg:y1="6.535cm" svg:x2="14.064cm" svg:y2="6.535cm"><text:p/></draw:line><draw:line text:anchor-type="paragraph" draw:z-index="75" draw:style-name="gr5" draw:text-style-name="P4" svg:x1="13.399cm" svg:y1="7.355cm" svg:x2="14.09cm" svg:y2="7.355cm"><text:p/></draw:line><draw:line text:anchor-type="paragraph" draw:z-index="76" draw:style-name="gr5" draw:text-style-name="P4" svg:x1="13.732cm" svg:y1="1.217cm" svg:x2="13.732cm" svg:y2="7.355cm"><text:p/></draw:line><draw:line text:anchor-type="paragraph" draw:z-index="77" draw:style-name="gr5" draw:text-style-name="P4" svg:x1="18.653cm" svg:y1="7.779cm" svg:x2="18.653cm" svg:y2="8.866cm"><text:p/></draw:line><draw:line text:anchor-type="paragraph" draw:z-index="78" draw:style-name="gr5" draw:text-style-name="P4" svg:x1="20.558cm" svg:y1="7.805cm" svg:x2="20.558cm" svg:y2="8.758cm"><text:p/></draw:line><draw:line text:anchor-type="paragraph" draw:z-index="80" draw:style-name="gr5" draw:text-style-name="P4" svg:x1="22.807cm" svg:y1="11.007cm" svg:x2="9.737cm" svg:y2="11.007cm"><text:p/></draw:line><draw:line text:anchor-type="paragraph" draw:z-index="81" draw:style-name="gr5" draw:text-style-name="P4" svg:x1="9.737cm" svg:y1="11.007cm" svg:x2="9.737cm" svg:y2="10.689cm"><text:p/></draw:line><draw:line text:anchor-type="paragraph" draw:z-index="82" draw:style-name="gr5" draw:text-style-name="P4" svg:x1="11.774cm" svg:y1="11.007cm" svg:x2="11.774cm" svg:y2="10.716cm"><text:p/></draw:line><draw:line text:anchor-type="paragraph" draw:z-index="83" draw:style-name="gr5" draw:text-style-name="P4" svg:x1="13.891cm" svg:y1="11.007cm" svg:x2="13.891cm" svg:y2="10.663cm"><text:p/></draw:line><draw:frame text:anchor-type="paragraph" draw:z-index="99" draw:style-name="gr10" svg:width="4.366cm" svg:height="0.609cm" svg:x="0.079cm" svg:y="12.224cm"><draw:text-box><text:p>SYSTEM AVAILABLE</text:p></draw:text-box></draw:frame><draw:frame text:anchor-type="paragraph" draw:z-index="100" draw:style-name="gr10" svg:width="5.398cm" svg:height="0.609cm" svg:x="0.079cm" svg:y="12.832cm"><draw:text-box><text:p>SYSTEM NOT AVAILABLE</text:p></draw:text-box></draw:frame><draw:rect text:anchor-type="paragraph" draw:z-index="101" draw:style-name="gr11" draw:text-style-name="P4" svg:width="0.662cm" svg:height="0.609cm" svg:x="5.371cm" svg:y="10.451cm"><text:p/></draw:rect><draw:rect text:anchor-type="paragraph" draw:z-index="102" draw:style-name="gr12" draw:text-style-name="P4" svg:width="0.662cm" svg:height="0.609cm" svg:x="5.477cm" svg:y="12.832cm"><text:p/></draw:rect><draw:rect text:anchor-type="paragraph" draw:z-index="103" draw:style-name="gr9" draw:text-style-name="P4" svg:width="0.662cm" svg:height="0.609cm" svg:x="5.345cm" svg:y="9.71cm"><text:p/></draw:rect><draw:rect text:anchor-type="paragraph" draw:z-index="104" draw:style-name="gr13" draw:text-style-name="P4" svg:width="0.662cm" svg:height="0.609cm" svg:x="5.398cm" svg:y="11.245cm"><text:p/></draw:rect><draw:rect text:anchor-type="paragraph" draw:z-index="105" draw:style-name="gr14" draw:text-style-name="P4" svg:width="0.662cm" svg:height="0.609cm" svg:x="5.477cm" svg:y="12.012cm"><text:p/></draw:rect><draw:line text:anchor-type="paragraph" draw:z-index="106" draw:style-name="gr5" draw:text-style-name="P4" svg:x1="3.466cm" svg:y1="9.895cm" svg:x2="5.186cm" svg:y2="9.895cm"><text:p/></draw:line><draw:line text:anchor-type="paragraph" draw:z-index="107" draw:style-name="gr5" draw:text-style-name="P4" svg:x1="3.598cm" svg:y1="10.557cm" svg:x2="5.159cm" svg:y2="10.557cm"><text:p/></draw:line><draw:line text:anchor-type="paragraph" draw:z-index="108" draw:style-name="gr5" draw:text-style-name="P4" svg:x1="3.519cm" svg:y1="11.536cm" svg:x2="5.212cm" svg:y2="11.536cm"><text:p/></draw:line><draw:line text:anchor-type="paragraph" draw:z-index="109" draw:style-name="gr5" draw:text-style-name="P4" svg:x1="4.18cm" svg:y1="12.488cm" svg:x2="5.318cm" svg:y2="12.488cm"><text:p/></draw:line><draw:line text:anchor-type="paragraph" draw:z-index="110" draw:style-name="gr5" draw:text-style-name="P4" svg:x1="6.535cm" svg:y1="9.155cm" svg:x2="6.535cm" svg:y2="13.388cm"><text:p/></draw:line><draw:line text:anchor-type="paragraph" draw:z-index="111" draw:style-name="gr5" draw:text-style-name="P4" svg:x1="6.535cm" svg:y1="9.155cm" svg:x2="0.026cm" svg:y2="9.155cm"><text:p/></draw:line><draw:line text:anchor-type="paragraph" draw:z-index="112" draw:style-name="gr5" draw:text-style-name="P4" svg:x1="5.159cm" svg:y1="13.07cm" svg:x2="5.477cm" svg:y2="13.07cm"><text:p/></draw:line><draw:line text:anchor-type="paragraph" draw:z-index="113" draw:style-name="gr5" draw:text-style-name="P4" svg:x1="0.026cm" svg:y1="9.155cm" svg:x2="0.026cm" svg:y2="13.441cm"><text:p/></draw:line><draw:line text:anchor-type="paragraph" draw:z-index="114" draw:style-name="gr5" draw:text-style-name="P4" svg:x1="0.026cm" svg:y1="13.441cm" svg:x2="6.561cm" svg:y2="13.441cm"><text:p/></draw:line><draw:line text:anchor-type="paragraph" draw:z-index="115" draw:style-name="gr5" draw:text-style-name="P4" svg:x1="15.901cm" svg:y1="10.661cm" svg:x2="15.901cm" svg:y2="11.007cm"><text:p/></draw:line><draw:line text:anchor-type="paragraph" draw:z-index="116" draw:style-name="gr5" draw:text-style-name="P4" svg:x1="5.98cm" svg:y1="0.847cm" svg:x2="23.178cm" svg:y2="1.085cm"><text:p/></draw:line><draw:line text:anchor-type="paragraph" draw:z-index="117" draw:style-name="gr5" draw:text-style-name="P4" svg:x1="23.178cm" svg:y1="1.085cm" svg:x2="23.178cm" svg:y2="2.196cm"><text:p/></draw:line><draw:line text:anchor-type="paragraph" draw:z-index="118" draw:style-name="gr5" draw:text-style-name="P4" svg:x1="20.69cm" svg:y1="1.588cm" svg:x2="20.69cm" svg:y2="4.498cm"><text:p/></draw:line><draw:line text:anchor-type="paragraph" draw:z-index="119" draw:style-name="gr5" draw:text-style-name="P4" svg:x1="22.172cm" svg:y1="2.646cm" svg:x2="20.69cm" svg:y2="2.646cm"><text:p/></draw:line><draw:line text:anchor-type="paragraph" draw:z-index="120" draw:style-name="gr5" draw:text-style-name="P4" svg:x1="20.69cm" svg:y1="1.588cm" svg:x2="19.579cm" svg:y2="1.588cm"><text:p/></draw:line><draw:line text:anchor-type="paragraph" draw:z-index="121" draw:style-name="gr5" draw:text-style-name="P4" svg:x1="20.691cm" svg:y1="2.408cm" svg:x2="19.553cm" svg:y2="2.408cm"><text:p/></draw:line><draw:line text:anchor-type="paragraph" draw:z-index="122" draw:style-name="gr5" draw:text-style-name="P4" svg:x1="20.691cm" svg:y1="3.44cm" svg:x2="19.606cm" svg:y2="3.44cm"><text:p/></draw:line><draw:line text:anchor-type="paragraph" draw:z-index="123" draw:style-name="gr5" draw:text-style-name="P4" svg:x1="20.69cm" svg:y1="4.498cm" svg:x2="19.632cm" svg:y2="4.498cm"><text:p/></draw:line><draw:line text:anchor-type="paragraph" draw:z-index="124" draw:style-name="gr5" draw:text-style-name="P4" svg:x1="22.33cm" svg:y1="3.307cm" svg:x2="22.251cm" svg:y2="8.202cm"><text:p/></draw:line>Network Structure for Development T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3-12-27T12:46:58</meta:creation-date>
    <dc:date>2013-12-27T14:59:17</dc:date>
    <dc:creator>admin </dc:creator>
    <meta:editing-duration>PT01H41M42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5" meta:character-count="38"/>
  </office:meta>
</office:document-meta>
</file>